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wrap-option="no-wrap"/>
    </style:style>
    <style:style style:name="ce7" style:family="table-cell" style:parent-style-name="Default">
      <style:table-cell-properties fo:background-color="#ffffff" fo:wrap-option="no-wrap"/>
    </style:style>
    <style:style style:name="ce4" style:family="table-cell" style:parent-style-name="Default">
      <style:table-cell-properties fo:background-color="#81d41a"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99" table:default-cell-style-name="Default"/>
        <table:table-row table:style-name="ro1">
          <table:table-cell office:value-type="string" calcext:value-type="string">
            <text:p>EM C++</text:p>
          </table:table-cell>
          <table:table-cell table:number-columns-repeated="600"/>
        </table:table-row>
        <table:table-row table:style-name="ro1">
          <table:table-cell table:number-columns-repeated="601"/>
        </table:table-row>
        <table:table-row table:style-name="ro1">
          <table:table-cell office:value-type="string" calcext:value-type="string">
            <text:p>F = 1Hz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 = 10 Hz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 = 100 Hz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95" calcext:value-type="float">
            <text:p>95</text:p>
          </table:table-cell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97" calcext:value-type="float">
            <text:p>97</text:p>
          </table:table-cell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97" calcext:value-type="float">
            <text:p>97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95" calcext:value-type="float">
            <text:p>95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01" calcext:value-type="float">
            <text:p>101</text:p>
          </table:table-cell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95" calcext:value-type="float">
            <text:p>95</text:p>
          </table:table-cell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167" calcext:value-type="float">
            <text:p>167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97" calcext:value-type="float">
            <text:p>97</text:p>
          </table:table-cell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97" calcext:value-type="float">
            <text:p>97</text:p>
          </table:table-cell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601"/>
        </table:table-row>
        <table:table-row table:style-name="ro1">
          <table:table-cell office:value-type="string" calcext:value-type="string">
            <text:p>F = 50 Hz</text:p>
          </table:table-cell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3" office:value-type="string" calcext:value-type="string">
            <text:p>F = 30 Hz</text:p>
          </table:table-cell>
          <table:table-cell table:style-name="ce7" office:value-type="float" office:value="171" calcext:value-type="float">
            <text:p>17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 = 40 Hz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F = 35 Hz</text:p>
          </table:table-cell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 = 32 Hz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601"/>
        </table:table-row>
        <table:table-row table:style-name="ro1">
          <table:table-cell table:style-name="ce2" office:value-type="string" calcext:value-type="string">
            <text:p>F = 28Hz</text:p>
          </table:table-cell>
          <table:table-cell table:style-name="ce4" office:value-type="float" office:value="187" calcext:value-type="float">
            <text:p>187</text:p>
          </table:table-cell>
          <table:table-cell table:number-columns-repeated="4" table:style-name="ce2" office:value-type="float" office:value="187" calcext:value-type="float">
            <text:p>187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number-columns-repeated="7" table:style-name="ce2" office:value-type="float" office:value="79" calcext:value-type="float">
            <text:p>79</text:p>
          </table:table-cell>
          <table:table-cell table:number-columns-repeated="3" table:style-name="ce2" office:value-type="float" office:value="81" calcext:value-type="float">
            <text:p>8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3" table:style-name="ce2" office:value-type="float" office:value="185" calcext:value-type="float">
            <text:p>185</text:p>
          </table:table-cell>
          <table:table-cell table:number-columns-repeated="6" table:style-name="ce2" office:value-type="float" office:value="187" calcext:value-type="float">
            <text:p>187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183" calcext:value-type="float">
            <text:p>183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2" table:style-name="ce2" office:value-type="float" office:value="179" calcext:value-type="float">
            <text:p>179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number-columns-repeated="7" table:style-name="ce2" office:value-type="float" office:value="79" calcext:value-type="float">
            <text:p>79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2"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6" table:style-name="ce2" office:value-type="float" office:value="187" calcext:value-type="float">
            <text:p>187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183" calcext:value-type="float">
            <text:p>183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number-columns-repeated="8" table:style-name="ce2" office:value-type="float" office:value="79" calcext:value-type="float">
            <text:p>79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2" table:style-name="ce2" office:value-type="float" office:value="181" calcext:value-type="float">
            <text:p>181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number-columns-repeated="4" table:style-name="ce2" office:value-type="float" office:value="187" calcext:value-type="float">
            <text:p>187</text:p>
          </table:table-cell>
          <table:table-cell table:number-columns-repeated="3"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183" calcext:value-type="float">
            <text:p>183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number-columns-repeated="6" table:style-name="ce2" office:value-type="float" office:value="79" calcext:value-type="float">
            <text:p>79</text:p>
          </table:table-cell>
          <table:table-cell table:number-columns-repeated="3" table:style-name="ce2" office:value-type="float" office:value="81" calcext:value-type="float">
            <text:p>8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2" table:style-name="ce2" office:value-type="float" office:value="181" calcext:value-type="float">
            <text:p>181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3"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2" table:style-name="ce2" office:value-type="float" office:value="181" calcext:value-type="float">
            <text:p>18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2" table:style-name="ce2" office:value-type="float" office:value="171" calcext:value-type="float">
            <text:p>17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number-columns-repeated="7" table:style-name="ce2" office:value-type="float" office:value="79" calcext:value-type="float">
            <text:p>79</text:p>
          </table:table-cell>
          <table:table-cell table:number-columns-repeated="3" table:style-name="ce2" office:value-type="float" office:value="81" calcext:value-type="float">
            <text:p>8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3"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3" table:style-name="ce2" office:value-type="float" office:value="187" calcext:value-type="float">
            <text:p>187</text:p>
          </table:table-cell>
          <table:table-cell table:number-columns-repeated="5"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83" calcext:value-type="float">
            <text:p>83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8" table:style-name="ce2" office:value-type="float" office:value="79" calcext:value-type="float">
            <text:p>79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2" table:style-name="ce2" office:value-type="float" office:value="181" calcext:value-type="float">
            <text:p>181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4" table:style-name="ce2" office:value-type="float" office:value="185" calcext:value-type="float">
            <text:p>185</text:p>
          </table:table-cell>
          <table:table-cell table:number-columns-repeated="3" table:style-name="ce2" office:value-type="float" office:value="187" calcext:value-type="float">
            <text:p>187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183" calcext:value-type="float">
            <text:p>183</text:p>
          </table:table-cell>
          <table:table-cell table:number-columns-repeated="2" table:style-name="ce2" office:value-type="float" office:value="181" calcext:value-type="float">
            <text:p>181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3" calcext:value-type="float">
            <text:p>173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 table:number-rows-repeated="2">
          <table:table-cell table:number-columns-repeated="601"/>
        </table:table-row>
        <table:table-row table:style-name="ro1">
          <table:table-cell office:value-type="string" calcext:value-type="string">
            <text:p>EM ASSEMBLY</text:p>
          </table:table-cell>
          <table:table-cell table:number-columns-repeated="600"/>
        </table:table-row>
        <table:table-row table:style-name="ro1">
          <table:table-cell table:number-columns-repeated="601"/>
        </table:table-row>
        <table:table-row table:style-name="ro1">
          <table:table-cell office:value-type="string" calcext:value-type="string">
            <text:p>F = 1kHz</text:p>
          </table:table-cell>
          <table:table-cell table:style-name="Default"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F = 800Hz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97" calcext:value-type="float">
            <text:p>97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office:value-type="float" office:value="163" calcext:value-type="float">
            <text:p>163</text:p>
          </table:table-cell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97" calcext:value-type="float">
            <text:p>97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F = 400 Hz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185" calcext:value-type="float">
            <text:p>185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 = 200 Hz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string" calcext:value-type="string">
            <text:p>F = 150 Hz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2" table:style-name="ce2" office:value-type="float" office:value="79" calcext:value-type="float">
            <text:p>7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183" calcext:value-type="float">
            <text:p>18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79" calcext:value-type="float">
            <text:p>7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2" table:style-name="ce2" office:value-type="float" office:value="79" calcext:value-type="float">
            <text:p>7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13" calcext:value-type="float">
            <text:p>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9:57:26.844099908</meta:creation-date>
    <meta:editing-duration>PT11M8S</meta:editing-duration>
    <meta:editing-cycles>6</meta:editing-cycles>
    <meta:generator>LibreOffice/7.3.7.2$Linux_X86_64 LibreOffice_project/30$Build-2</meta:generator>
    <dc:date>2024-05-21T21:17:21.439868780</dc:date>
    <meta:document-statistic meta:table-count="1" meta:cell-count="8415" meta:object-count="0"/>
  </office:meta>
</office:document-meta>
</file>